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roman" style:font-pitch="variable"/>
  </office:font-face-decls>
  <office:automatic-styles>
    <style:style style:name="P1" style:family="paragraph" style:parent-style-name="Heading_20_3">
      <style:text-properties fo:language="de" fo:country="DE"/>
    </style:style>
    <style:style style:name="P2" style:family="paragraph" style:parent-style-name="Standard">
      <style:paragraph-properties fo:margin-left="0cm" fo:margin-right="0cm" fo:margin-top="0cm" fo:margin-bottom="0cm" style:contextual-spacing="false" style:line-height-at-least="0.476cm" fo:text-align="start" style:justify-single-word="false" fo:text-indent="0cm" style:auto-text-indent="false" style:writing-mode="lr-tb"/>
      <style:text-properties fo:language="de" fo:country="DE"/>
    </style:style>
    <style:style style:name="P3" style:family="paragraph" style:parent-style-name="Standard">
      <style:paragraph-properties fo:margin-left="0cm" fo:margin-right="0cm" fo:margin-top="0cm" fo:margin-bottom="0cm" style:contextual-spacing="false" style:line-height-at-least="0.476cm" fo:text-align="start" style:justify-single-word="false" fo:text-indent="0cm" style:auto-text-indent="false" style:writing-mode="lr-tb"/>
      <style:text-properties fo:language="de" fo:country="DE" officeooo:paragraph-rsid="000ad95d"/>
    </style:style>
    <style:style style:name="P4" style:family="paragraph" style:parent-style-name="Standard">
      <style:paragraph-properties fo:margin-left="0cm" fo:margin-right="0cm" fo:margin-top="0cm" fo:margin-bottom="0cm" style:contextual-spacing="false" style:line-height-at-least="0.476cm" fo:text-align="start" style:justify-single-word="false" fo:text-indent="0cm" style:auto-text-indent="false" style:writing-mode="lr-tb"/>
      <style:text-properties fo:language="de" fo:country="DE" officeooo:paragraph-rsid="000fc0b6"/>
    </style:style>
    <style:style style:name="P5" style:family="paragraph" style:parent-style-name="Standard">
      <style:paragraph-properties fo:margin-left="0cm" fo:margin-right="0cm" fo:margin-top="0cm" fo:margin-bottom="0cm" style:contextual-spacing="false" style:line-height-at-least="0.476cm" fo:text-align="start" style:justify-single-word="false" fo:text-indent="0cm" style:auto-text-indent="false" style:writing-mode="lr-tb"/>
      <style:text-properties fo:language="de" fo:country="DE" officeooo:paragraph-rsid="0012c891"/>
    </style:style>
    <style:style style:name="P6" style:family="paragraph" style:parent-style-name="Standard">
      <style:text-properties fo:language="de" fo:country="DE"/>
    </style:style>
    <style:style style:name="T1" style:family="text">
      <style:text-properties fo:color="#000000" loext:opacity="100%" style:font-name="Segoe UI" fo:font-size="9pt" fo:language="en" fo:country="US" style:font-size-asian="9pt"/>
    </style:style>
    <style:style style:name="T2" style:family="text">
      <style:text-properties fo:color="#000000" loext:opacity="100%" style:font-name="Segoe UI" fo:font-size="9pt" fo:language="de" fo:country="DE" style:font-size-asian="9pt"/>
    </style:style>
    <style:style style:name="T3" style:family="text">
      <style:text-properties fo:color="#000000" loext:opacity="100%" style:font-name="Segoe UI" fo:font-size="9pt" style:font-size-asian="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loext:marker-style-name="T1"><text:span text:style-name="T3">Die Richtlinie VDI 2221 "Systematische Methoden zur Entwicklung technischer Produkte und Systeme" (2016) ist ein grundlegender und umfassender Leitfaden für die produktorientierte Systementwicklung. Ihr zentrales Modell ist das "Produktentwicklungsmodell", das zentrale Ziele, Aktivitäten und Arbeitsergebnisse definiert, die als Leitlinien für die praktische Anwendung in der Produktentwicklung dienen. Ziel des Modells ist es, die praktische Anwendung systematischer und effektiver zu gestalten und die grundlegenden Zusammenhänge und Wechselwirkungen der Produktentwicklung aufzuzeigen.</text:span></text:p>
      <text:p text:style-name="P5" loext:marker-style-name="T1"><text:span text:style-name="T3">Das "Modell der Produktentwicklung" gliedert sich in die drei Phasen Produktplanung, Produktentwicklung und Serieneinführung. </text:span></text:p>
      <text:p text:style-name="P4" loext:marker-style-name="T1"><text:span text:style-name="T3"/></text:p>
      <text:h text:style-name="Heading_20_3" text:outline-level="3">Produktplanung</text:h>
      <text:p text:style-name="P4" loext:marker-style-name="T1"><text:span text:style-name="T3">Die erste Phase der Produktplanung umfasst die Definition der Kundenbedürfnisse, die Festlegung der Produktanforderungen, die Marktanalyse, die Formulierung der Entwicklungsaufgaben und die Erstellung des Entwicklungsplans. Außerdem wird ein Lastenheft erstellt, das später als Grundlage für das Pflichtenheft dient. Änderungen am Lastenheft sind nach dessen Verabschiedung in der Regel nicht mehr möglich.</text:span></text:p>
      <text:p text:style-name="P4" loext:marker-style-name="T1"><text:span text:style-name="T3"/></text:p>
      <text:h text:style-name="Heading_20_3" text:outline-level="3">Produktentwicklung</text:h>
      <text:p text:style-name="P4" loext:marker-style-name="T1"><text:span text:style-name="T3">Die zweite Phase der Produktentwicklung umfasst die Lösungsentwicklung und -auswahl. In dieser Phase werden verschiedene Lösungen für das Produkt entwickelt, von denen eine ausgewählt wird, die den Kundenanforderungen entspricht, technisch machbar und wirtschaftlich sinnvoll ist. Lösungsansätze werden durch das Zusammenspiel der Methoden des Morphologischen Kastens, der Variantenrechnung und durch Kreativitätstechniken generiert.</text:span></text:p>
      <text:p text:style-name="P2" loext:marker-style-name="T1"><text:span text:style-name="T3"/></text:p>
      <text:h text:style-name="P1" text:outline-level="3">Produkteinführung</text:h>
      <text:p text:style-name="P2" loext:marker-style-name="T1"><text:span text:style-name="T3">Die dritte und letzte Phase der Produktentwicklung ist die Produktionseinführung. In diesem Stadium wird das Produkt auf den Markt gebracht. Die Produktionseinführung umfasst die Prozessplanung, die Erstellung des Produktionsplans, den Bau von Werkzeugen und Vorrichtungen, die Schulung von Mitarbeitern, die Montage von Prototypen und die Erprobung. Eine umfassende Produktdokumentation ist ebenfalls in dieser Phase für eine reibungslose Übergabe von der Entwicklungsabteilung zur Produktion notwendig.</text:span></text:p>
      <text:p text:style-name="P2" loext:marker-style-name="T1"><text:span text:style-name="T3"/></text:p>
      <text:p text:style-name="P5" loext:marker-style-name="T1"><text:span text:style-name="T3">Während des gesamten Entwicklungsprozesses gibt es verschiedene Methoden, die eine effektive und effiziente Durchführung der einzelnen Phasen unterstützen. Ein wichtiger Bestandteil ist das Pflichtenheft, das eine genaue Beschreibung aller Anforderungen und Spezifikationen an das Produkt enthält. Ein weiteres wichtiges Konzept ist die physische Produktarchitektur, die das technische Design des Produkts beschreibt und seine Struktur definiert. Dabei ist es wichtig, dass der Entwickler eine mögliche Optimierung während des gesamten Entwicklungsprozesses im Auge behält. Die Design-FMEA ist eine Möglichkeit, mögliche Fehler und Risiken während der Produktentwicklung frühzeitig zu erkennen und zu eliminieren. Die Produktrealisierung kann durch den Einsatz von Lean-Management-Methoden verbessert werden, um die Prozesse schlanker und effizienter zu gestalten.</text:span></text:p>
      <text:p text:style-name="P5" loext:marker-style-name="T1"><text:span text:style-name="T3">Ein weiterer wichtiger Ansatz ist der Einsatz von Plattformen und Modularität in der Entwicklung, um Produkte schneller und kostengünstiger zu entwickeln. Dabei wird auf eigene Standardisierung gesetzt, um eine optimale Übereinstimmung von Anforderungen und Angebot zu gewährleisten.</text:span></text:p>
      <text:p text:style-name="P5" loext:marker-style-name="T1"><text:span text:style-name="T3">Zusammenfassend ist die VDI 2221 ein unverzichtbarer Leitfaden für alle Ingenieure, Produktentwickler und andere Fachleute, die sich mit der Entwicklung und Herstellung technischer Produkte und Systeme befassen. Das "Modell der Produktentwicklung" ist ein erprobtes und wirksames Modell, das bei standardisierter und systematischer Anwendung eine zielgerichtete, effiziente und erfolgreiche Produktentwicklung ermöglicht.</text:spa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5T09:12:16.895000000</meta:creation-date>
    <dc:date>2024-03-25T11:18:55.905000000</dc:date>
    <meta:editing-duration>PT1H48M22S</meta:editing-duration>
    <meta:editing-cycles>2</meta:editing-cycles>
    <meta:generator>LibreOffice/7.6.2.1$Windows_X86_64 LibreOffice_project/56f7684011345957bbf33a7ee678afaf4d2ba333</meta:generator>
    <meta:document-statistic meta:table-count="0" meta:image-count="0" meta:object-count="0" meta:page-count="1" meta:paragraph-count="11" meta:word-count="447" meta:character-count="3675" meta:non-whitespace-character-count="3238"/>
  </office:meta>
</office:document-meta>
</file>